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 Text" svg:font-family="'Google Sans Text', sans-serif"/>
    <style:font-face style:name="Google Sans" svg:font-family="'Google Sans'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2.5417in"/>
    </style:style>
    <style:style style:name="Table1.B" style:family="table-column">
      <style:table-column-properties style:column-width="4.1514in"/>
    </style:style>
    <style:style style:name="Table1.A1" style:family="table-cell">
      <style:table-cell-properties style:vertical-align="middle" fo:padding="0.0194in" fo:border="0.05pt solid #000000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916in"/>
    </style:style>
    <style:style style:name="Table2.B" style:family="table-column">
      <style:table-column-properties style:column-width="4.7771in"/>
    </style:style>
    <style:style style:name="Table2.A1" style:family="table-cell">
      <style:table-cell-properties style:vertical-align="middle" fo:padding="0.0194in" fo:border="0.05pt solid #000000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3.5479in"/>
    </style:style>
    <style:style style:name="Table3.B" style:family="table-column">
      <style:table-column-properties style:column-width="3.1451in"/>
    </style:style>
    <style:style style:name="Table3.A1" style:family="table-cell">
      <style:table-cell-properties style:vertical-align="middle" fo:padding="0.0194in" fo:border="0.05pt solid #000000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3.0167in"/>
    </style:style>
    <style:style style:name="Table4.B" style:family="table-column">
      <style:table-column-properties style:column-width="3.6764in"/>
    </style:style>
    <style:style style:name="Table4.A1" style:family="table-cell">
      <style:table-cell-properties style:vertical-align="middle" fo:padding="0.0194in" fo:border="0.05pt solid #000000"/>
    </style:style>
    <style:style style:name="P1" style:family="paragraph" style:parent-style-name="Heading_20_2">
      <style:paragraph-properties fo:margin-top="0in" fo:margin-bottom="0.0972in" loext:contextual-spacing="false" fo:line-height="114%"/>
      <style:text-properties style:font-name="Google Sans"/>
    </style:style>
    <style:style style:name="P2" style:family="paragraph" style:parent-style-name="Heading_20_3">
      <style:paragraph-properties fo:margin-top="0in" fo:margin-bottom="0.0972in" loext:contextual-spacing="false" fo:line-height="114%"/>
      <style:text-properties style:font-name="Google Sans"/>
    </style:style>
    <style:style style:name="P3" style:family="paragraph" style:parent-style-name="Heading_20_4">
      <style:paragraph-properties fo:margin-top="0in" fo:margin-bottom="0.0972in" loext:contextual-spacing="false" fo:line-height="114%"/>
      <style:text-properties style:font-name="Google Sans"/>
    </style:style>
    <style:style style:name="P4" style:family="paragraph" style:parent-style-name="Table_20_Contents">
      <style:paragraph-properties fo:margin-top="0in" fo:margin-bottom="0.0972in" loext:contextual-spacing="false" fo:line-height="114%"/>
    </style:style>
    <style:style style:name="P5" style:family="paragraph" style:parent-style-name="Table_20_Contents">
      <style:paragraph-properties fo:margin-top="0in" fo:margin-bottom="0.0972in" loext:contextual-spacing="false" fo:line-height="114%"/>
      <style:text-properties style:font-name="Google Sans Text"/>
    </style:style>
    <style:style style:name="P6" style:family="paragraph" style:parent-style-name="Table_20_Contents">
      <style:paragraph-properties fo:margin-top="0in" fo:margin-bottom="0in" loext:contextual-spacing="false" fo:line-height="114%"/>
    </style:style>
    <style:style style:name="P7" style:family="paragraph" style:parent-style-name="Text_20_body">
      <style:paragraph-properties fo:margin-top="0in" fo:margin-bottom="0.0972in" loext:contextual-spacing="false" fo:line-height="114%"/>
      <style:text-properties style:font-name="Google Sans Text"/>
    </style:style>
    <style:style style:name="P8" style:family="paragraph" style:parent-style-name="Text_20_body">
      <style:paragraph-properties fo:margin-top="0in" fo:margin-bottom="0.0972in" loext:contextual-spacing="false" fo:line-height="114%"/>
    </style:style>
    <style:style style:name="T1" style:family="text">
      <style:text-properties fo:font-weight="bold"/>
    </style:style>
    <style:style style:name="T2" style:family="text">
      <style:text-properties style:font-name="Google Sans Text"/>
    </style:style>
    <style:style style:name="T3" style:family="text">
      <style:text-properties style:font-name="Google Sans Text" fo:font-weight="bol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section text:style-name="Sect1" text:name="model-response-message-contentr_da5380452cb31a8a">
        <text:p text:style-name="Horizontal_20_Line"/>
        <text:h text:style-name="P1" text:outline-level="2">Complete EMQX Setup and Verification Commands</text:h>
        <text:p text:style-name="P7">This documentation includes commands used for managing the service, checking logs, verifying configuration, and testing both unsecured and secure MQTT functionality.</text:p>
        <text:h text:style-name="P2" text:outline-level="3">1. System Management and Troubleshooting</text:h>
        <text:p text:style-name="P7">These commands manage the EMQX service and help diagnose startup errors.</text:p>
        <table:table table:name="Table1" table:style-name="Table1">
          <table:table-column table:style-name="Table1.A"/>
          <table:table-column table:style-name="Table1.B"/>
          <table:table-header-rows>
            <table:table-row table:style-name="TableLine94154742066528">
              <table:table-cell table:style-name="Table1.A1" office:value-type="string">
                <text:p text:style-name="P6"><text:span text:style-name="Strong_20_Emphasis"><text:span text:style-name="T2">Command</text:span></text:span></text:p>
              </table:table-cell>
              <table:table-cell table:style-name="Table1.A1" office:value-type="string">
                <text:p text:style-name="P6"><text:span text:style-name="Strong_20_Emphasis"><text:span text:style-name="T2">Purpose</text:span></text:span></text:p>
              </table:table-cell>
            </table:table-row>
          </table:table-header-rows>
          <table:table-row table:style-name="TableLine94154742066528">
            <table:table-cell table:style-name="Table1.A1" office:value-type="string">
              <text:p text:style-name="P4"><text:span text:style-name="Source_20_Text"><text:span text:style-name="T2">sudo systemctl status emqx</text:span></text:span></text:p>
            </table:table-cell>
            <table:table-cell table:style-name="Table1.A1" office:value-type="string">
              <text:p text:style-name="P4"><text:span text:style-name="T3">Check Service Status:</text:span><text:span text:style-name="T2"> Shows if the EMQX service is </text:span><text:span text:style-name="Source_20_Text"><text:span text:style-name="T2">active (running)</text:span></text:span><text:span text:style-name="T2"> or has </text:span><text:span text:style-name="Source_20_Text"><text:span text:style-name="T2">failed</text:span></text:span><text:span text:style-name="T2">.</text:span></text:p>
            </table:table-cell>
          </table:table-row>
          <table:table-row table:style-name="TableLine94154742066528">
            <table:table-cell table:style-name="Table1.A1" office:value-type="string">
              <text:p text:style-name="P4"><text:span text:style-name="Source_20_Text"><text:span text:style-name="T2">sudo systemctl start emqx</text:span></text:span></text:p>
            </table:table-cell>
            <table:table-cell table:style-name="Table1.A1" office:value-type="string">
              <text:p text:style-name="P5"><text:span text:style-name="T1">Start Service:</text:span> Starts the EMQX daemon.</text:p>
            </table:table-cell>
          </table:table-row>
          <table:table-row table:style-name="TableLine94154742066528">
            <table:table-cell table:style-name="Table1.A1" office:value-type="string">
              <text:p text:style-name="P4"><text:span text:style-name="Source_20_Text"><text:span text:style-name="T2">sudo systemctl stop emqx</text:span></text:span></text:p>
            </table:table-cell>
            <table:table-cell table:style-name="Table1.A1" office:value-type="string">
              <text:p text:style-name="P5"><text:span text:style-name="T1">Stop Service:</text:span> Halts the EMQX daemon.</text:p>
            </table:table-cell>
          </table:table-row>
          <table:table-row table:style-name="TableLine94154742066528">
            <table:table-cell table:style-name="Table1.A1" office:value-type="string">
              <text:p text:style-name="P4"><text:span text:style-name="Source_20_Text"><text:span text:style-name="T2">sudo systemctl enable emqx</text:span></text:span></text:p>
            </table:table-cell>
            <table:table-cell table:style-name="Table1.A1" office:value-type="string">
              <text:p text:style-name="P5"><text:span text:style-name="T1">Enable Service:</text:span> Configures EMQX to start automatically on system boot.</text:p>
            </table:table-cell>
          </table:table-row>
          <table:table-row table:style-name="TableLine94154742066528">
            <table:table-cell table:style-name="Table1.A1" office:value-type="string">
              <text:p text:style-name="P4"><text:span text:style-name="Source_20_Text"><text:span text:style-name="T2">sudo journalctl -u emqx.service --since "1 minute ago"</text:span></text:span></text:p>
            </table:table-cell>
            <table:table-cell table:style-name="Table1.A1" office:value-type="string">
              <text:p text:style-name="P5"><text:span text:style-name="T1">Check System Logs:</text:span> Retrieves recent error messages from the system journal when EMQX crashes early.</text:p>
            </table:table-cell>
          </table:table-row>
          <table:table-row table:style-name="TableLine94154742066528">
            <table:table-cell table:style-name="Table1.A1" office:value-type="string">
              <text:p text:style-name="P4"><text:span text:style-name="Source_20_Text"><text:span text:style-name="T2">sudo /usr/bin/emqx console</text:span></text:span></text:p>
            </table:table-cell>
            <table:table-cell table:style-name="Table1.A1" office:value-type="string">
              <text:p text:style-name="P5"><text:span text:style-name="T1">Force Console Mode:</text:span> Runs the EMQX broker directly in the terminal to print detailed, immediate crash logs and diagnostics.</text:p>
            </table:table-cell>
          </table:table-row>
          <table:table-row table:style-name="TableLine94154742066528">
            <table:table-cell table:style-name="Table1.A1" office:value-type="string">
              <text:p text:style-name="P4"><text:span text:style-name="Source_20_Text"><text:span text:style-name="T2">sudo chown -R emqx:emqx /var/lib/emqx /var/log/emqx /etc/emqx</text:span></text:span></text:p>
            </table:table-cell>
            <table:table-cell table:style-name="Table1.A1" office:value-type="string">
              <text:p text:style-name="P4"><text:span text:style-name="T3">Fix Permissions:</text:span><text:span text:style-name="T2"> Corrects file ownership to the </text:span><text:span text:style-name="Source_20_Text"><text:span text:style-name="T2">emqx</text:span></text:span><text:span text:style-name="T2"> user, resolving common startup failures.</text:span></text:p>
            </table:table-cell>
          </table:table-row>
        </table:table>
        <text:p text:style-name="Horizontal_20_Line"/>
        <text:p text:style-name="Text_20_body"/>
        <text:p text:style-name="Text_20_body"/>
        <text:p text:style-name="Text_20_body"/>
        <text:p text:style-name="Text_20_body"/>
        <text:p text:style-name="Text_20_body"/>
        <text:h text:style-name="P2" text:outline-level="3">2. Network and Port Verification</text:h>
        <text:p text:style-name="P7">These commands confirm that the broker is listening on the network interfaces.</text:p>
        <table:table table:name="Table2" table:style-name="Table2">
          <table:table-column table:style-name="Table2.A"/>
          <table:table-column table:style-name="Table2.B"/>
          <table:table-header-rows>
            <text:soft-page-break/>
            <table:table-row table:style-name="TableLine94154742465024">
              <table:table-cell table:style-name="Table2.A1" office:value-type="string">
                <text:p text:style-name="P6"><text:span text:style-name="Strong_20_Emphasis"><text:span text:style-name="T2">Command</text:span></text:span></text:p>
              </table:table-cell>
              <table:table-cell table:style-name="Table2.A1" office:value-type="string">
                <text:p text:style-name="P6"><text:span text:style-name="Strong_20_Emphasis"><text:span text:style-name="T2">Purpose</text:span></text:span></text:p>
              </table:table-cell>
            </table:table-row>
          </table:table-header-rows>
          <table:table-row table:style-name="TableLine94154742465024">
            <table:table-cell table:style-name="Table2.A1" office:value-type="string">
              <text:p text:style-name="P4"><text:span text:style-name="Source_20_Text"><text:span text:style-name="T2">sudo netstat -tulnp | grep -E "1883|8083|18083|8883"</text:span></text:span></text:p>
            </table:table-cell>
            <table:table-cell table:style-name="Table2.A1" office:value-type="string">
              <text:p text:style-name="P4"><text:span text:style-name="T3">Verify Open Ports:</text:span><text:span text:style-name="T2"> Checks if </text:span><text:span text:style-name="T3">1883</text:span><text:span text:style-name="T2"> ($\text{TCP}$), </text:span><text:span text:style-name="T3">8083</text:span><text:span text:style-name="T2"> ($\text{WebSocket}$), </text:span><text:span text:style-name="T3">18083</text:span><text:span text:style-name="T2"> ($\text{Dashboard}$), and </text:span><text:span text:style-name="T3">8883</text:span><text:span text:style-name="T2"> ($\text{TLS}$) are in the </text:span><text:span text:style-name="Source_20_Text"><text:span text:style-name="T2">LISTEN</text:span></text:span><text:span text:style-name="T2"> state.</text:span></text:p>
            </table:table-cell>
          </table:table-row>
          <table:table-row table:style-name="TableLine94154742465024">
            <table:table-cell table:style-name="Table2.A1" office:value-type="string">
              <text:p text:style-name="P4"><text:span text:style-name="Source_20_Text"><text:span text:style-name="T2">ip a</text:span></text:span></text:p>
            </table:table-cell>
            <table:table-cell table:style-name="Table2.A1" office:value-type="string">
              <text:p text:style-name="P5"><text:span text:style-name="T1">Find Local IP Address:</text:span> Displays network interface details to find the current local $\text{IP}$ ($\text{e.g.,}$ $\text{192.168.1.2}$ or $\text{10.154.0.20}$) for client connections.</text:p>
            </table:table-cell>
          </table:table-row>
        </table:table>
        <text:p text:style-name="Horizontal_20_Line"/>
        <text:h text:style-name="P2" text:outline-level="3">3. MQTT Functional Testing (MQTTX CLI)</text:h>
        <text:p text:style-name="P8"><text:span text:style-name="T2">These commands use your $\text{MQTTX}$ client to confirm that both unsecured and secure communication channels are active. (Note: These commands use your final working $\text{IP}$ address, </text:span><text:span text:style-name="Source_20_Text"><text:span text:style-name="T3">192.168.1.2</text:span></text:span><text:span text:style-name="T2">).</text:span></text:p>
        <text:h text:style-name="P3" text:outline-level="4">A. Unsecured Channel Test (Port 1883)</text:h>
        <table:table table:name="Table3" table:style-name="Table3">
          <table:table-column table:style-name="Table3.A"/>
          <table:table-column table:style-name="Table3.B"/>
          <table:table-header-rows>
            <table:table-row table:style-name="TableLine94154742481392">
              <table:table-cell table:style-name="Table3.A1" office:value-type="string">
                <text:p text:style-name="P6"><text:span text:style-name="Strong_20_Emphasis"><text:span text:style-name="T2">Command</text:span></text:span></text:p>
              </table:table-cell>
              <table:table-cell table:style-name="Table3.A1" office:value-type="string">
                <text:p text:style-name="P6"><text:span text:style-name="Strong_20_Emphasis"><text:span text:style-name="T2">Purpose</text:span></text:span></text:p>
              </table:table-cell>
            </table:table-row>
          </table:table-header-rows>
          <table:table-row table:style-name="TableLine94154742481392">
            <table:table-cell table:style-name="Table3.A1" office:value-type="string">
              <text:p text:style-name="P4"><text:span text:style-name="Source_20_Text"><text:span text:style-name="T2">mqttx sub -t "test/unsecured" -h 192.168.1.2 -p 1883</text:span></text:span></text:p>
            </table:table-cell>
            <table:table-cell table:style-name="Table3.A1" office:value-type="string">
              <text:p text:style-name="P5"><text:span text:style-name="T1">Subscriber:</text:span> Connects to the standard, unsecured $\text{MQTT}$ port (1883).</text:p>
            </table:table-cell>
          </table:table-row>
          <table:table-row table:style-name="TableLine94154742481392">
            <table:table-cell table:style-name="Table3.A1" office:value-type="string">
              <text:p text:style-name="P4"><text:span text:style-name="Source_20_Text"><text:span text:style-name="T2">mqttx pub -t "test/unsecured" -m "Message via Port 1883 (Unsecured)" -h 192.168.1.2 -p 1883</text:span></text:span></text:p>
            </table:table-cell>
            <table:table-cell table:style-name="Table3.A1" office:value-type="string">
              <text:p text:style-name="P5"><text:span text:style-name="T1">Publisher:</text:span> Sends a test message over the unsecured channel.</text:p>
            </table:table-cell>
          </table:table-row>
        </table:table>
        <text:h text:style-name="P3" text:outline-level="4">B. Secure Channel Test (Port 8883)</text:h>
        <table:table table:name="Table4" table:style-name="Table4">
          <table:table-column table:style-name="Table4.A"/>
          <table:table-column table:style-name="Table4.B"/>
          <table:table-header-rows>
            <table:table-row table:style-name="TableLine94154742512544">
              <table:table-cell table:style-name="Table4.A1" office:value-type="string">
                <text:p text:style-name="P6"><text:span text:style-name="Strong_20_Emphasis"><text:span text:style-name="T2">Command</text:span></text:span></text:p>
              </table:table-cell>
              <table:table-cell table:style-name="Table4.A1" office:value-type="string">
                <text:p text:style-name="P6"><text:span text:style-name="Strong_20_Emphasis"><text:span text:style-name="T2">Purpose</text:span></text:span></text:p>
              </table:table-cell>
            </table:table-row>
          </table:table-header-rows>
          <table:table-row table:style-name="TableLine94154742512544">
            <table:table-cell table:style-name="Table4.A1" office:value-type="string">
              <text:p text:style-name="P4"><text:span text:style-name="Source_20_Text"><text:span text:style-name="T2">mqttx sub -t "test/secure" -h 192.168.1.2 -p 8883 --ssl</text:span></text:span></text:p>
            </table:table-cell>
            <table:table-cell table:style-name="Table4.A1" office:value-type="string">
              <text:p text:style-name="P5"><text:span text:style-name="T1">Secure Subscriber:</text:span> Connects to the $\text{Secure}$ $\text{MQTT}$ port (8883) using the $\text{TLS}$ protocol.</text:p>
            </table:table-cell>
          </table:table-row>
          <table:table-row table:style-name="TableLine94154742512544">
            <table:table-cell table:style-name="Table4.A1" office:value-type="string">
              <text:p text:style-name="P4"><text:span text:style-name="Source_20_Text"><text:span text:style-name="T2">mqttx pub -t "test/secure" -m "Message via Port 8883 (Secure)" -h 192.168.1.2 -p 8883 --ssl</text:span></text:span></text:p>
            </table:table-cell>
            <table:table-cell table:style-name="Table4.A1" office:value-type="string">
              <text:p text:style-name="P5"><text:span text:style-name="T1">Secure Publisher:</text:span> Sends a message over the $\text{secure}$ $\text{channel}$.</text:p>
            </table:table-cell>
          </table:table-row>
        </table:table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 Text" svg:font-family="'Google Sans Text', sans-serif"/>
    <style:font-face style:name="Google Sans" svg:font-family="'Google Sans'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9T02:20:42.465503055</meta:creation-date>
    <dc:date>2025-10-19T02:22:01.506645546</dc:date>
    <meta:editing-duration>PT1M19S</meta:editing-duration>
    <meta:editing-cycles>1</meta:editing-cycles>
    <meta:document-statistic meta:table-count="4" meta:image-count="0" meta:object-count="0" meta:page-count="2" meta:paragraph-count="44" meta:word-count="368" meta:character-count="2578" meta:non-whitespace-character-count="2257"/>
    <meta:generator>LibreOffice/6.4.7.2$Linux_X86_64 LibreOffice_project/40$Build-2</meta:generator>
  </office:meta>
</office:document-meta>
</file>